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/>
    </style:style>
    <style:style style:name="P3" style:family="paragraph" style:parent-style-name="Standard">
      <style:paragraph-properties style:writing-mode="lr-tb"/>
      <style:text-properties style:font-name="sans-serif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9df19"/>
    </style:style>
    <style:style style:name="T3" style:family="text">
      <style:text-properties officeooo:rsid="0019df19"/>
    </style:style>
    <style:style style:name="T4" style:family="text">
      <style:text-properties style:font-name="serif"/>
    </style:style>
    <style:style style:name="T5" style:family="text">
      <style:text-properties officeooo:rsid="001cb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3R_mc1"/><text:span text:style-name="T1">A</text:span> <text:span text:style-name="T1">REVIEW OF DIFFERENT</text:span> <text:span text:style-name="T1">CROP</text:span> <text:span text:style-name="T1">HEALTH</text:span><text:line-break/><text:span text:style-name="T1">MONITORING AND DISEASE DETECTION</text:span><text:line-break/><text:span text:style-name="T1">TECHNIQUES IN AGRICULTURE</text:span></text:p>
      <text:p text:style-name="Standard"><text:a xlink:type="simple" xlink:href="https://www.ijrar.org/papers/IJRAR1DEP020.pdf" text:style-name="Internet_20_link" text:visited-style-name="Visited_20_Internet_20_Link">https://www.ijrar.org/papers/IJRAR1DEP020.pdf</text:a></text:p>
      <text:p text:style-name="P1"><text:bookmark text:name="p3R_mc0"/><text:line-break/><text:span text:style-name="T1">INFLUENCE OF COMPACTION AND MOISTURE REGIME ON PERFORMANCE OF</text:span><text:line-break/><text:span text:style-name="T1">RHIZOBIUM-INOCULATED SOYBEAN (Glycine max</text:span> <text:span text:style-name="T1">L. Merill) IN AN ALFISOL OF</text:span><text:line-break/><text:span text:style-name="T1">NORTHERN GUINEA SAVANNA OF NIGERIA</text:span></text:p>
      <text:p text:style-name="Standard"><text:a xlink:type="simple" xlink:href="https://kubanni-backend.abu.edu.ng/server/api/core/bitstreams/6e3b2eed-7cff-462b-bb7e-6520d270b8cd/content" text:style-name="Internet_20_link" text:visited-style-name="Visited_20_Internet_20_Link">https://kubanni-backend.abu.edu.ng/server/api/core/bitstreams/6e3b2eed-7cff-462b-bb7e-6520d270b8cd/content</text:a></text:p>
      <text:p text:style-name="Standard"/>
      <text:p text:style-name="P1"><text:bookmark text:name="p2082R_mc2"/><text:span text:style-name="T1">Symptoms and Signs for</text:span><text:bookmark text:name="p2082R_mc3"/><text:line-break/><text:span text:style-name="T1">Plant Problem Diagnosis –</text:span><text:bookmark text:name="p2082R_mc4"/><text:line-break/><text:span text:style-name="T1">An Illustrated Glossary</text:span></text:p>
      <text:p text:style-name="Standard"><text:a xlink:type="simple" xlink:href="https://www.extension.purdue.edu/extmedia/BP/BP-164-W.pdf" text:style-name="Internet_20_link" text:visited-style-name="Visited_20_Internet_20_Link">https://www.extension.purdue.edu/extmedia/BP/BP-164-W.pdf</text:a></text:p>
      <text:p text:style-name="P1"><text:line-break/><text:span text:style-name="T1">Soil pH for Field Cro</text:span><text:span text:style-name="T2">ps</text:span></text:p>
      <text:p text:style-name="Standard"><text:a xlink:type="simple" xlink:href="http://cceonondaga.org/resources/soil-ph-for-field-crops" text:style-name="Internet_20_link" text:visited-style-name="Visited_20_Internet_20_Link">http://cceonondaga.org/resources/soil-ph-for-field-crops</text:a></text:p>
      <text:p text:style-name="Standard"/>
      <text:p text:style-name="Standard"/>
      <text:p text:style-name="P2">Soil pH and Plant Nutrients</text:p>
      <text:p text:style-name="P2"><text:a xlink:type="simple" xlink:href="https://www1.agric.gov.ab.ca/$department/deptdocs.nsf/all/agdex6607/$file/soilph.pdf?OpenElement" text:style-name="Internet_20_link" text:visited-style-name="Visited_20_Internet_20_Link">https://www1.agric.gov.ab.ca/$department/deptdocs.nsf/all/agdex6607/$file/soilph.pdf?OpenElement</text:a></text:p>
      <text:p text:style-name="P2"/>
      <text:p text:style-name="P2"/>
      <text:p text:style-name="P2"><text:bookmark text:name="p3R_mc63"/>Natural pigments from plant sources: A revie<text:span text:style-name="T3">w</text:span></text:p>
      <text:p text:style-name="P2"><text:a xlink:type="simple" xlink:href="https://www.thepharmajournal.com/archives/2020/vol9issue10/PartH/9-10-44-549.pdf" text:style-name="Internet_20_link" text:visited-style-name="Visited_20_Internet_20_Link">https://www.thepharmajournal.com/archives/2020/vol9issue10/PartH/9-10-44-549.pdf</text:a></text:p>
      <text:p text:style-name="P2"/>
      <text:p text:style-name="P2"><text:span text:style-name="T4">Introduction to Plant nutrients, Fertilizer specifications,</text:span><text:line-break/><text:span text:style-name="T4">Terminology and Definitions</text:span></text:p>
      <text:p text:style-name="P2"><text:a xlink:type="simple" xlink:href="https://archive.nptel.ac.in/content/storage2/courses/103107086/module1/lecture1/lecture1.pdf" text:style-name="Internet_20_link" text:visited-style-name="Visited_20_Internet_20_Link">https://archive.nptel.ac.in/content/storage2/courses/103107086/module1/lecture1/lecture1.pdf</text:a></text:p>
      <text:p text:style-name="P2"/>
      <text:p text:style-name="P2"/>
      <text:p text:style-name="P2">Crop Nutrition and Fertilizer<text:line-break/>Requirements</text:p>
      <text:p text:style-name="P2"><text:a xlink:type="simple" xlink:href="https://www1.agric.gov.ab.ca/$department/deptdocs.nsf/all/agdex3791/$file/540-1.pdf?OpenElement" text:style-name="Internet_20_link" text:visited-style-name="Visited_20_Internet_20_Link">https://www1.agric.gov.ab.ca/$department/deptdocs.nsf/all/agdex3791/$file/540-1.pdf?OpenElement</text:a></text:p>
      <text:p text:style-name="P2"/>
      <text:p text:style-name="P2">PLANT GROWT<text:span text:style-name="T5">H</text:span></text:p>
      <text:p text:style-name="P2"><text:a xlink:type="simple" xlink:href="http://eagri.org/eagri50/PPHY261/lec18.pdf" text:style-name="Internet_20_link" text:visited-style-name="Visited_20_Internet_20_Link">http://eagri.org/eagri50/PPHY261/lec18.pdf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5:30:01.780656920</meta:creation-date>
    <dc:date>2024-07-05T16:32:07.139618879</dc:date>
    <meta:editing-duration>PT23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89" meta:character-count="1237" meta:non-whitespace-character-count="1163"/>
  </office:meta>
</office:document-meta>
</file>